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style:text-position="-33% 58%" style:font-name="Calibri2" style:font-name-asian="Calibri3" style:font-name-complex="Calibri3"/>
    </style:style>
    <style:style style:name="T82" style:family="text">
      <style:text-properties fo:font-size="22pt" style:font-size-asian="28pt" style:font-size-complex="28pt"/>
    </style:style>
    <style:style style:name="T83" style:family="text">
      <style:text-properties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text-position="-33% 58%" fo:font-size="22pt" style:font-size-asian="28pt" style:font-size-complex="28pt"/>
    </style:style>
    <style:style style:name="T85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6" style:family="text">
      <style:text-properties fo:font-size="24pt" fo:font-weight="bold" style:font-weight-asian="bold" style:font-weight-complex="bold"/>
    </style:style>
    <style:style style:name="T87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Calibri3" fo:font-size="24pt" style:font-name-asian="Calibri3" style:font-name-complex="Calibri3"/>
    </style:style>
    <style:style style:name="T89" style:family="text">
      <style:text-properties fo:font-size="20pt"/>
    </style:style>
    <style:style style:name="T90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91" style:family="text">
      <style:text-properties style:text-position="33% 58%" fo:font-size="22pt" style:font-size-asian="28pt" style:font-size-complex="28pt"/>
    </style:style>
    <style:style style:name="T92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3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3" draw:layer="layout" svg:width="25.199cm" svg:height="3.511cm" svg:x="1.4cm" svg:y="0.835cm" presentation:class="title" presentation:user-transformed="true">
          <draw:text-box>
            <text:p><text:span text:style-name="T2">Warum gilt im </text:span><text:span text:style-name="T3">ℋ</text:span><text:span text:style-name="T4">S</text:span><text:span text:style-name="T23">=½</text:span><text:span text:style-name="T2"> die Operatoridentität (</text:span><text:span text:style-name="T3">S</text:span><text:span text:style-name="T23">+</text:span><text:span text:style-name="T2">)</text:span><text:span text:style-name="T45">2</text:span><text:span text:style-name="T2"> = 0?</text:span>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|<text:span text:style-name="T14">ψ</text:span><text:span text:style-name="T36">±</text:span><text:span text:style-name="T21">(</text:span><text:span text:style-name="T39">r</text:span><text:span text:style-name="T21">)|</text:span><text:span text:style-name="T40">2</text:span><text:span text:style-name="T21">d</text:span><text:span text:style-name="T40">3</text:span><text:span text:style-name="T38">r</text:span><text:span text:style-name="T21"> ist die Wahrscheinlichkeit dafür, bei einer gleichzeitigen Messung von </text:span><text:span text:style-name="T38">Spin</text:span><text:span text:style-name="T21"> und </text:span><text:span text:style-name="T38">Ort</text:span><text:span text:style-name="T21"> das Teilchen im Volumenelement d</text:span><text:span text:style-name="T40">3</text:span><text:span text:style-name="T38">r</text:span><text:span text:style-name="T21"> bei </text:span><text:span text:style-name="T39">r</text:span><text:span text:style-name="T21"> mit einem Spin ½ </text:span><text:span text:style-name="T38">parallel</text:span><text:span text:style-name="T21"> (+) bzw. </text:span><text:span text:style-name="T38">antiparallel</text:span><text:span text:style-name="T21"> (-) zur </text:span><text:span text:style-name="T38">z</text:span><text:span text:style-name="T21">-Achse anzutref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1">Das Normquadrat des Spinors</text:span></text:p>
            <text:p><text:span text:style-name="T21">∥</text:span><text:span text:style-name="T14">ψ</text:span><text:span text:style-name="T81">½</text:span><text:span text:style-name="T21">(</text:span><text:span text:style-name="T39">r</text:span><text:span text:style-name="T21">)∥</text:span><text:span text:style-name="T40">2</text:span><text:span text:style-name="T21"> = ⟨</text:span><text:span text:style-name="T14">ψ</text:span><text:span text:style-name="T81">½</text:span><text:span text:style-name="T21">(</text:span><text:span text:style-name="T39">r</text:span><text:span text:style-name="T21">)|</text:span><text:span text:style-name="T14">ψ</text:span><text:span text:style-name="T81">½</text:span><text:span text:style-name="T21">(</text:span><text:span text:style-name="T39">r</text:span><text:span text:style-name="T21">)⟩ = |</text:span><text:span text:style-name="T14">ψ</text:span><text:span text:style-name="T81">+</text:span><text:span text:style-name="T21">(</text:span><text:span text:style-name="T39">r</text:span><text:span text:style-name="T21">)|</text:span><text:span text:style-name="T40">2</text:span><text:span text:style-name="T21"> + |</text:span><text:span text:style-name="T14">ψ</text:span><text:span text:style-name="T81">-</text:span><text:span text:style-name="T21">(</text:span><text:span text:style-name="T39">r</text:span><text:span text:style-name="T21">)|</text:span><text:span text:style-name="T40">2</text:span><text:span text:style-name="T21"> = |</text:span><text:span text:style-name="T14">ψ</text:span><text:span text:style-name="T21">(</text:span><text:span text:style-name="T39">r</text:span><text:span text:style-name="T21">)|</text:span><text:span text:style-name="T40">2</text:span></text:p>
            <text:p><text:span text:style-name="T21">entspricht der normalen Aufenthaltswahrscheinlichkeitsdichte des betrachteten Teilch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ist endlich eindimens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  <text:p/>
            <text:p>Der Koeffizient <text:span text:style-name="T14">μ</text:span><text:span text:style-name="T81">S</text:span><text:span text:style-name="T21"> ist für verschiedene Spin 1/2-Teilchen unterschiedlich.</text:span></text:p>
            <text:p>Mit dem Landé-Faktor <text:span text:style-name="T7">g</text:span> und dem Bohrschen Magneton <text:span text:style-name="T14">μ</text:span><text:span text:style-name="T81">B</text:span><text:span text:style-name="T21"> </text:span>lautet er für Elektronen:</text:p>
            <text:p/>
            <text:p/>
            <text:p>So erhält man für das gesamte paramagnetische Moment des Elektrons:</text:p>
          </draw:text-box>
        </draw:frame>
        <draw:frame draw:style-name="gr2" draw:text-style-name="P2" draw:layer="layout" svg:width="5.437cm" svg:height="2.149cm" svg:x="11.281cm" svg:y="6.025cm">
          <text:p/>
          <draw:object xlink:href="../Beitrag%20des%20Bahndrehimpulses%20zum%20magnetischen%20Moment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4.298cm" svg:height="1.274cm" svg:x="11.85cm" svg:y="9.062cm">
          <text:p/>
          <draw:object xlink:href="../Beitrag%20des%20Spins%20zum%20magnetischen%20Moment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6.482cm" svg:height="2.004cm" svg:x="10.758cm" svg:y="13.597cm">
          <text:p/>
          <draw:object xlink:href="../Koeffizient%20des%20magnetischen%20Moments%20für%20Elektronen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2" draw:layer="layout" svg:width="22.56cm" svg:height="3.605cm" svg:x="2.719cm" svg:y="16.697cm">
          <text:p/>
          <draw:object xlink:href="../Gesamtes%20paramagnetisches%20Moment%20des%20Elektron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</draw:text-box>
        </draw:frame>
        <draw:frame draw:style-name="gr2" draw:text-style-name="P2" draw:layer="layout" svg:width="5.437cm" svg:height="2.149cm" svg:x="11.281cm" svg:y="9.825cm">
          <text:p/>
          <draw:object xlink:href="../Beitrag%20des%20Bahndrehimpulses%20zum%20magnetischen%20Moment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2" draw:layer="layout" svg:width="4.298cm" svg:height="1.274cm" svg:x="11.85cm" svg:y="12.862cm">
          <text:p/>
          <draw:object xlink:href="../Beitrag%20des%20Spins%20zum%20magnetischen%20Momen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sind alle linear vom Spin <text:span text:style-name="T5">S</text:span> abhängig:</text:p>
            <text:p/>
            <text:p>Sie unterscheiden sich u.a. dadurch, dass die Masse in die Koeffizienten <text:span text:style-name="T14">μ</text:span><text:span text:style-name="T81">S</text:span><text:span text:style-name="T21"> mit einfließt.</text:span></text:p>
          </draw:text-box>
        </draw:frame>
        <draw:frame draw:style-name="gr2" draw:text-style-name="P2" draw:layer="layout" svg:width="4.298cm" svg:height="1.274cm" svg:x="11.85cm" svg:y="9.862cm">
          <text:p/>
          <draw:object xlink:href="../Beitrag%20des%20Spins%20zum%20magnetischen%20Momen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Korrektur aufgrund experimenteller Daten, bestätigt durch die relativistische Dirac-Theorie auf den Wert 2.</text:p>
            <text:p>Die Quantenelektrodynamik korrigiert diesen Wert aufgrund weiterer Effekte zu 2,002319.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>Das Moment <text:span text:style-name="T56">μ</text:span><text:span text:style-name="T21"> koppelt linear an ein äußeres Magnetfeld </text:span><text:span text:style-name="T39">B</text:span><text:span text:style-name="T21"> und</text:span> bewirkt so im Hamilton-Operator den paramagnetischen Zusatzterm:</text:p>
          </draw:text-box>
        </draw:frame>
        <draw:frame draw:style-name="gr2" draw:text-style-name="P2" draw:layer="layout" svg:width="22.56cm" svg:height="3.605cm" svg:x="2.719cm" svg:y="6.197cm">
          <text:p/>
          <draw:object xlink:href="../Gesamtes%20paramagnetisches%20Moment%20des%20Elektrons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13.76cm" svg:height="2.149cm" svg:x="7.119cm" svg:y="13.425cm">
          <text:p/>
          <draw:object xlink:href="../paramagnetischer%20Zusatzterm%20im%20Hamilton-Operator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e Hamilton-Operator eines Elektrons im homogenen Magnetfeld <text:span text:style-name="T5">B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>mit</text:p>
            <text:p/>
            <text:p/>
            <text:p>und</text:p>
          </draw:text-box>
        </draw:frame>
        <draw:frame draw:style-name="gr2" draw:text-style-name="P2" draw:layer="layout" svg:width="13.76cm" svg:height="2.149cm" svg:x="7.119cm" svg:y="11.225cm">
          <text:p/>
          <draw:object xlink:href="../paramagnetischer%20Zusatzterm%20im%20Hamilton-Operator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2" draw:layer="layout" svg:width="15.525cm" svg:height="2.78cm" svg:x="6.237cm" svg:y="14.009cm">
          <text:p/>
          <draw:object xlink:href="../diamagnetischer%20Zusatzterm%20im%20Hamilton-Operator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2" draw:layer="layout" svg:width="10.645cm" svg:height="2.78cm" svg:x="8.677cm" svg:y="6.609cm">
          <text:p/>
          <draw:object xlink:href="../gesamter%20Hamilton-Operator%20des%20Elektrons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zeitabhängige Schrödingergleichung in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658cm" svg:height="1.984cm" svg:x="6.67cm" svg:y="9.507cm">
          <text:p/>
          <draw:object xlink:href="../Zeitabhängige%20Schrödingergleichung%20in%20Ortsdarstellung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2">Welche Gestalt hat die zeitabhängige Schrödinger-Gleichung des zweikomponentigen Spinors |</text:span><text:span text:style-name="T83">ψ</text:span><text:span text:style-name="T84">1/2</text:span><text:span text:style-name="T82">(</text:span><text:span text:style-name="T85">r</text:span><text:span text:style-name="T82">)⟩ für ein Elektron im Potential </text:span><text:span text:style-name="T83">V</text:span><text:span text:style-name="T82">(</text:span><text:span text:style-name="T85">r</text:span><text:span text:style-name="T82">) und in einem homogenen Magnetfeld </text:span><text:span text:style-name="T85">B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529cm" svg:height="6.808cm" svg:x="2.735cm" svg:y="8.095cm">
          <text:p/>
          <draw:object xlink:href="../Zeitabhängige%20Schrödingergleichung%20in%20Ortsdarstellung%20für%20das%20Elektron%20im%20homogenen%20Magnetfeld%20B%20und%20dem%20Potential%20V%20(zweizeilig)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113cm" svg:height="6.342cm" svg:x="8.443cm" svg:y="7.328cm">
          <text:p/>
          <draw:object xlink:href="../relativistischer%20klassischer%20Energiesatz%20für%20freies%20Elektron%20annotiert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forminvariant gegenüber Lorentz-Transforma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liegt Forminvarianz bei Lorentztransformationen v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alle additiven Terme der Gleichung Tensoren gleicher Stufe s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chreibt sich der klassische Energiesatz in kovarianter Form?</text:p>
          </draw:text-box>
        </draw:frame>
        <draw:frame presentation:style-name="pr5" draw:text-style-name="P9" draw:layer="layout" svg:width="25.199cm" svg:height="16.529cm" svg:x="1.4cm" svg:y="2.742cm" presentation:class="subtitle" presentation:user-transformed="true">
          <draw:text-box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mit der </text:span><text:span text:style-name="T69">Einsteinschen Summenkonvention</text:span><text:span text:style-name="T68">: haben nebeneinenander stehende Größen gleiche griechische Indizes, wird über diese summiert</text:span></text:p>
            <text:p><text:span text:style-name="T68"/></text:p>
            <text:p><text:span text:style-name="T68">Da das Normquadrat des </text:span><text:span text:style-name="T86">kontravarianten</text:span><text:span text:style-name="T68"> Vierer-Impulses </text:span><text:span text:style-name="T69">p</text:span><text:span text:style-name="T87">μ</text:span><text:span text:style-name="T88"> wie die rechte Seite des Energiesatzes Vierer-Skalar ist, ist der Energiesatz kovariant formuliert:</text:span></text:p>
          </draw:text-box>
        </draw:frame>
        <draw:frame draw:style-name="gr2" draw:text-style-name="P2" draw:layer="layout" svg:width="24.363cm" svg:height="8.622cm" svg:x="1.818cm" svg:y="5.188cm">
          <text:p/>
          <draw:object xlink:href="../Definition%20des%20kontravarianten%20und%20kovarianten%20Vierer-Impulses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89">Warum ist die Formulierung kovariant?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913cm" svg:height="8.678cm" svg:x="6.043cm" svg:y="6.16cm">
          <text:p/>
          <draw:object xlink:href="../relativistisch%20kovariante%20Form%20der%20Korrespondenzregel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relativistische Verallgemeinerung der Schrödinger-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074cm" svg:height="1.478cm" svg:x="8.462cm" svg:y="9.76cm">
          <text:p/>
          <draw:object xlink:href="../relativistische%20Verallgemeinerung%20der%20Schrödingergleichung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pariert in der relativistischen Verallgemeinerung der Schrödingergleichung den d'Alembert-Operator:</text:p>
            <text:p/>
          </draw:text-box>
        </draw:frame>
        <draw:frame draw:style-name="gr2" draw:text-style-name="P2" draw:layer="layout" svg:width="10.473cm" svg:height="2.925cm" svg:x="8.763cm" svg:y="12.037cm">
          <text:p/>
          <draw:object xlink:href="../Klein-Gordon-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elche grundsätzlichen Probleme ergeben sich bei der Lösung der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sich um eine Differentialgleichung zweiter Ordnung in der Zeit handelt benötigt man Anfangsbedingungen für |<text:span text:style-name="T14">ψ</text:span><text:span text:style-name="T21">⟩ und </text:span></text:p>
          </draw:text-box>
        </draw:frame>
        <draw:frame draw:style-name="gr2" draw:text-style-name="P2" draw:layer="layout" svg:width="1.455cm" svg:height="0.941cm" svg:x="23.472cm" svg:y="11.029cm">
          <text:p/>
          <draw:object xlink:href="../ket%20dot%20psi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5.496cm" svg:x="1.4cm" svg:y="3.258cm" presentation:class="subtitle" presentation:user-transformed="true">
          <draw:text-box>
            <text:p/>
            <text:p/>
            <text:p>Die Gleichung wird durch folgenden Ansatz linearisiert:</text:p>
            <text:p/>
            <text:p/>
            <text:p/>
            <text:p/>
            <text:p>wobei <text:tab/><text:tab/><text:tab/><text:tab/> die folgenden Relationen erfüllt:</text:p>
            <text:p/>
            <text:p/>
            <text:p/>
            <text:p/>
            <text:p>Mit der Korrespondenzregel folgt die Dirac-Gleichung. Diese befasst sich nur mit einer Lösung (beliebige Klammer = 0) der linearisierten Gleichung oben, da eine ausreicht und die andere äquivalent ist.</text:p>
          </draw:text-box>
        </draw:frame>
        <draw:frame draw:style-name="gr2" draw:text-style-name="P2" draw:layer="layout" svg:width="3.488cm" svg:height="1.092cm" svg:x="7.755cm" svg:y="10.407cm">
          <text:p/>
          <draw:object xlink:href="../neue%20größen%20hat%20alpha%20hat%20beta%20für%20die%20Dirac-Gleichung.odf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2" draw:layer="layout" svg:width="9.573cm" svg:height="3.175cm" svg:x="9.213cm" svg:y="12.366cm">
          <text:p/>
          <draw:object xlink:href="../Bedingendungsrelationen%20der%20neuen%20größen%20hat%20alpha%20hat%20beta%20für%20die%20Dirac-Gleichung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2" draw:layer="layout" svg:width="21.337cm" svg:height="3.641cm" svg:x="3.331cm" svg:y="6.533cm">
          <text:p/>
          <draw:object xlink:href="../Linearisierungsansatz%20für%20den%20Energiesatz%20nach%20Dirac.odf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ist symmetrisch in Raum- und Zeitkoordinaten. Insbesondere ist sie bezüglich der Raumkoordinaten eine Differentialgleichung erster 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33cm" svg:height="4.3cm" svg:x="6.834cm" svg:y="8.349cm">
          <text:p/>
          <draw:object xlink:href="../Dirac-Gleichung%20des%20Elektrons%20im%20elektromagnetischen%20Feld%20zweizeilig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/>
            <text:p><text:span text:style-name="T56">σ</text:span><text:span text:style-name="T62"> bezeichnet den Spinoperator. Seine Komponenten sind die Pauli-Matrizen:</text:span></text:p>
          </draw:text-box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69" xlink:type="simple" xlink:show="embed" xlink:actuate="onLoad"/>
        </draw:frame>
        <draw:frame draw:style-name="gr2" draw:text-style-name="P2" draw:layer="layout" svg:width="12.218cm" svg:height="3.125cm" svg:x="7.89cm" svg:y="8.737cm">
          <text:p/>
          <draw:object xlink:href="../Dirac-Matrizen.odf" xlink:type="simple" xlink:show="embed" xlink:actuate="onLoad"/>
          <draw:image xlink:href="./ObjectReplacements/Object 77" xlink:type="simple" xlink:show="embed" xlink:actuate="onLoad"/>
        </draw:frame>
        <draw:frame draw:style-name="gr2" draw:text-style-name="P2" draw:layer="layout" svg:width="16.011cm" svg:height="2.617cm" svg:x="5.994cm" svg:y="14.391cm">
          <text:p/>
          <draw:object xlink:href="../Pauli'sche%20Spinmatrizen.odf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Dirac-Operator zur 4 x 4 -Matrix wird, muß die Wellenfunktion ebenfalls vierkomponentig sein.</text:p>
            <text:p>Zudem muß <text:span text:style-name="T7">H</text:span><text:span text:style-name="T9">D</text:span><text:span text:style-name="T6">(0)</text:span> mit dem Impulsoperator vertauschen.</text:p>
            <text:p/>
            <text:p>So erhält man eine relativistisch kovariant geschriebene ebene Welle (eine Impulseigenfunktion) multipliziert mit einem 4 – komponentigen Spaltenvektor als Eigenlösungsfunktion:</text:p>
          </draw:text-box>
        </draw:frame>
        <draw:frame draw:style-name="gr2" draw:text-style-name="P2" draw:layer="layout" svg:width="13.241cm" svg:height="4.895cm" svg:x="7.379cm" svg:y="15.052cm">
          <text:p/>
          <draw:object xlink:href="../Eigenlösungsfunktion%20des%20Dirac-Operators.odf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Jeder der beiden Eigenwerte ist zweifach entartet</text:p>
          </draw:text-box>
        </draw:frame>
        <draw:frame draw:style-name="gr2" draw:text-style-name="P2" draw:layer="layout" svg:width="16.64cm" svg:height="1.593cm" svg:x="5.679cm" svg:y="8.703cm">
          <text:p/>
          <draw:object xlink:href="../Energieeigenwerte%20des%20Dirac-Operators.odf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70" xlink:type="simple" xlink:show="embed" xlink:actuate="onLoad"/>
        </draw:frame>
        <draw:frame draw:style-name="gr2" draw:text-style-name="P2" draw:layer="layout" svg:width="10.491cm" svg:height="2.617cm" svg:x="8.754cm" svg:y="9.191cm">
          <text:p/>
          <draw:object xlink:href="../Dirac'scher%20Spinoperator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Komponente in Richtung des Impulses <text:span text:style-name="T5">p</text:span>:</text:p>
            <text:p/>
            <text:p/>
          </draw:text-box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71" xlink:type="simple" xlink:show="embed" xlink:actuate="onLoad"/>
        </draw:frame>
        <draw:frame draw:style-name="gr2" draw:text-style-name="P2" draw:layer="layout" svg:width="15.922cm" svg:height="6.249cm" svg:x="6.038cm" svg:y="11.375cm">
          <text:p/>
          <draw:object xlink:href="../Spinoperator-Komponente%20in%20Impulsrichtung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kann man mit Hilfe der kommutierenden Komponente des Dirac-Spinoperators die Entartung der Energieeigenwerte zu </text:span><text:span text:style-name="T83">H</text:span><text:span text:style-name="T90">D</text:span><text:span text:style-name="T91">(0)</text:span><text:span text:style-name="T82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5">J</text:span><text:span text:style-name="T84">1</text:span><text:span text:style-name="T82"> und </text:span><text:span text:style-name="T85">J</text:span><text:span text:style-name="T84">2</text:span><text:span text:style-name="T82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92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93">1</text:span><text:span text:style-name="T12">, </text:span><text:span text:style-name="T53">J</text:span><text:span text:style-name="T93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09T14:15:48.065000000</dc:date>
    <meta:document-statistic meta:object-count="539"/>
  </office:meta>
</office:document-meta>
</file>